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431" officeooo:paragraph-rsid="00004431"/>
    </style:style>
    <style:style style:name="P2" style:family="paragraph" style:parent-style-name="Standard" style:list-style-name="L1">
      <style:paragraph-properties fo:margin-top="0.101cm" fo:margin-bottom="0.101cm" loext:contextual-spacing="false"/>
      <style:text-properties officeooo:rsid="0008be55" officeooo:paragraph-rsid="0008be55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officeooo:rsid="000a8c7b" officeooo:paragraph-rsid="000a8c7b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officeooo:rsid="00018f0e" officeooo:paragraph-rsid="00018f0e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officeooo:rsid="000d6ca6" officeooo:paragraph-rsid="000d6ca6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officeooo:rsid="000de488" officeooo:paragraph-rsid="000de488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officeooo:rsid="00037774" officeooo:paragraph-rsid="00037774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officeooo:rsid="0005a68b" officeooo:paragraph-rsid="0005a68b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officeooo:rsid="0006e0ab" officeooo:paragraph-rsid="0006e0ab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officeooo:rsid="00004431" officeooo:paragraph-rsid="00004431"/>
    </style:style>
    <style:style style:name="P11" style:family="paragraph" style:parent-style-name="Standard">
      <style:paragraph-properties fo:margin-top="0.101cm" fo:margin-bottom="0.101cm" loext:contextual-spacing="false"/>
      <style:text-properties officeooo:rsid="00004431" officeooo:paragraph-rsid="00004431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officeooo:rsid="0004be66" officeooo:paragraph-rsid="0004be66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officeooo:rsid="000e42be" officeooo:paragraph-rsid="000e42be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officeooo:rsid="000c1aea" officeooo:paragraph-rsid="000c1aea"/>
    </style:style>
    <style:style style:name="P15" style:family="paragraph" style:parent-style-name="Standard" style:list-style-name="L1">
      <style:paragraph-properties fo:margin-top="0.101cm" fo:margin-bottom="0.101cm" loext:contextual-spacing="false"/>
      <style:text-properties officeooo:rsid="000f6370" officeooo:paragraph-rsid="000f6370"/>
    </style:style>
    <style:style style:name="P16" style:family="paragraph" style:parent-style-name="Standard" style:list-style-name="L1">
      <style:paragraph-properties fo:margin-top="0.101cm" fo:margin-bottom="0.101cm" loext:contextual-spacing="false"/>
      <style:text-properties officeooo:rsid="00113885" officeooo:paragraph-rsid="00113885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officeooo:rsid="0012763d" officeooo:paragraph-rsid="0012763d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officeooo:rsid="00139869" officeooo:paragraph-rsid="00139869"/>
    </style:style>
    <style:style style:name="T1" style:family="text">
      <style:text-properties officeooo:rsid="0016c1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tion Architecture:</text:p>
      <text:p text:style-name="P1"/>
      <text:list xml:id="list3426750747" text:style-name="L1">
        <text:list-item>
          <text:p text:style-name="P2">UI/</text:p>
          <text:list>
            <text:list-item>
              <text:p text:style-name="P3">Presentation/ <text:span text:style-name="T1">(Angular)</text:span></text:p>
            </text:list-item>
            <text:list-item>
              <text:p text:style-name="P4">Web/ <text:span text:style-name="T1">(ASP.NET)</text:span></text:p>
              <text:list>
                <text:list-item>
                  <text:p text:style-name="P5">Controllers/</text:p>
                </text:list-item>
                <text:list-item>
                  <text:p text:style-name="P6">Filters/</text:p>
                </text:list-item>
              </text:list>
            </text:list-item>
            <text:list-item>
              <text:p text:style-name="P7">Desktop/ <text:span text:style-name="T1">(Electron.NET)</text:span></text:p>
            </text:list-item>
            <text:list-item>
              <text:p text:style-name="P4">Mobile/</text:p>
            </text:list-item>
          </text:list>
        </text:list-item>
        <text:list-item>
          <text:p text:style-name="P8">Core/</text:p>
          <text:list>
            <text:list-item>
              <text:p text:style-name="P9">Interfaces/</text:p>
            </text:list-item>
            <text:list-item>
              <text:p text:style-name="P16">Exeptions/</text:p>
            </text:list-item>
            <text:list-item>
              <text:p text:style-name="P15">DTOs/</text:p>
            </text:list-item>
          </text:list>
        </text:list-item>
        <text:list-item>
          <text:p text:style-name="P12">Infrastructure/</text:p>
          <text:list>
            <text:list-item>
              <text:p text:style-name="P10">DataAccess/</text:p>
            </text:list-item>
            <text:list-item>
              <text:p text:style-name="P17">Logging/</text:p>
            </text:list-item>
            <text:list-item>
              <text:p text:style-name="P18">Services/</text:p>
              <text:list>
                <text:list-item>
                  <text:p text:style-name="P13">Email/</text:p>
                </text:list-item>
                <text:list-item>
                  <text:p text:style-name="P13">SMS/</text:p>
                </text:list-item>
              </text:list>
            </text:list-item>
          </text:list>
        </text:list-item>
        <text:list-item>
          <text:p text:style-name="P14">Tests/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24T19:20:35.795000000</dc:date>
    <meta:editing-duration>PT2H27M56S</meta:editing-duration>
    <meta:editing-cycles>20</meta:editing-cycles>
    <meta:document-statistic meta:table-count="0" meta:image-count="0" meta:object-count="0" meta:page-count="1" meta:paragraph-count="19" meta:word-count="41" meta:character-count="220" meta:non-whitespace-character-count="216"/>
  </office:meta>
</office:document-meta>
</file>